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 fo:font-style="normal" fo:font-weight="normal" officeooo:rsid="00128be8" officeooo:paragraph-rsid="00128be8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libri" fo:font-style="normal" fo:font-weight="normal" officeooo:rsid="00128be8" officeooo:paragraph-rsid="00128be8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alibri" fo:font-style="normal" fo:font-weight="bold" officeooo:rsid="00184177" officeooo:paragraph-rsid="00184177" style:font-style-asian="normal" style:font-weight-asian="bold" style:font-style-complex="normal" style:font-weight-complex="bold"/>
    </style:style>
    <style:style style:name="P4" style:family="paragraph" style:parent-style-name="Standard">
      <loext:graphic-properties draw:fill="solid" draw:fill-color="#007fff"/>
      <style:paragraph-properties fo:text-align="center" style:justify-single-word="false" fo:background-color="#007fff" fo:padding="0.049cm" fo:border="0.06pt solid #000000" style:shadow="none" style:writing-mode="page"/>
      <style:text-properties style:font-name="Calibri" fo:font-size="16pt" fo:font-style="italic" fo:font-weight="bold" officeooo:rsid="0020a0d7" officeooo:paragraph-rsid="0020a0d7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loext:graphic-properties draw:fill="solid" draw:fill-color="#007fff"/>
      <style:paragraph-properties fo:text-align="center" style:justify-single-word="false" fo:background-color="#007fff" fo:padding="0.049cm" fo:border="0.06pt solid #000000" style:shadow="none" style:writing-mode="page"/>
      <style:text-properties style:font-name="Franklin Gothic Medium" fo:font-size="14pt" style:text-underline-style="none" fo:font-weight="bold" officeooo:rsid="00128be8" officeooo:paragraph-rsid="00128be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style="normal" fo:font-weight="normal" officeooo:rsid="00199c5f" officeooo:paragraph-rsid="0024a23d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tyle="normal" fo:font-weight="normal" officeooo:rsid="0024a23d" officeooo:paragraph-rsid="0024a23d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tyle="normal" fo:font-weight="normal" officeooo:rsid="00184177" officeooo:paragraph-rsid="00184177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tyle="normal" fo:font-weight="normal" officeooo:rsid="0025b06b" officeooo:paragraph-rsid="0029a9bb" style:font-style-asian="normal" style:font-weight-asian="normal" style:font-style-complex="normal" style:font-weight-complex="normal"/>
    </style:style>
    <style:style style:name="T1" style:family="text">
      <style:text-properties officeooo:rsid="00199c5f"/>
    </style:style>
    <style:style style:name="T2" style:family="text">
      <style:text-properties officeooo:rsid="001ecf1d"/>
    </style:style>
    <style:style style:name="T3" style:family="text">
      <style:text-properties officeooo:rsid="00227aa6"/>
    </style:style>
    <style:style style:name="T4" style:family="text">
      <style:text-properties officeooo:rsid="002474c4"/>
    </style:style>
    <style:style style:name="T5" style:family="text">
      <style:text-properties officeooo:rsid="0024a23d"/>
    </style:style>
    <style:style style:name="T6" style:family="text">
      <style:text-properties officeooo:rsid="0025b06b"/>
    </style:style>
    <style:style style:name="T7" style:family="text">
      <style:text-properties officeooo:rsid="0029a9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APPORT D’ACTIVITÉ INDIVIDUEL</text:p>
      <text:p text:style-name="P4"><text:span text:style-name="T3">SŒUR</text:span> Hugo G4, <text:span text:style-name="T3">Visite virtuelle de l’IUT</text:span></text:p>
      <text:p text:style-name="P2"/>
      <text:p text:style-name="P1"/>
      <text:p text:style-name="P3">Semaine <text:span text:style-name="T5">3 du 26/11/2018 au 03/12/2018</text:span></text:p>
      <text:p text:style-name="P8"/>
      <text:p text:style-name="P7">-<text:tab/>Expérimentation A-Frame(changer la couleur du curseur quand il y a un passage sur l’entity) : 2h début à 13h30 le 29/11/2018 fin à 15h30. Ressources utilisées : ordinateur personnel utilisé à 100 %, Doc A-Frame 70 % et sublime text 30 %. <text:span text:style-name="T6">Tâche réalisée en solo.</text:span></text:p>
      <text:p text:style-name="P9">-<text:tab/>Rendre les points d’intérêt animés : 2h début à 15h30 le même jour et fin à 17h30. Ressources utilisées : ordinateur personnel utilisé à 100 %, Doc A-Frame utilisée à 50 % et Sublim Text utilisé à 50 %. <text:span text:style-name="T7">Tâche réalisée en solo.</text:span></text:p>
      <text:p text:style-name="P9"><text:span text:style-name="T7">-<text:tab/>Apprendre à utiliser GitHub. Ressources utilisées : ordinateur personnel 100 %. youtube pour explications utilisé à 90 % et site GitHub 10 %. Tâche réalisée en groupe. Durée 30 min. Tâche commencée à 17h30 finie à 18h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6:09:55.597000000</meta:creation-date>
    <dc:date>2018-11-29T17:29:37.082000000</dc:date>
    <meta:editing-duration>PT35M7S</meta:editing-duration>
    <meta:editing-cycles>23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6" meta:word-count="145" meta:character-count="816" meta:non-whitespace-character-count="677"/>
  </office:meta>
</office:document-meta>
</file>